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eeCloner.subtrac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Cloner.TreeClo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Cloner.getCloned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Cloner.proce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eeCloner.TreeCloner( boolean forThre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eeCloner.addNode( Object node , HashTree subTre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